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1.794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8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 office:value-type="string" calcext:value-type="string">
            <text:p>RBF(PRECISION)</text:p>
          </table:table-cell>
          <table:table-cell table:style-name="ce1" office:value-type="string" calcext:value-type="string">
            <text:p>RBF(RECALL)</text:p>
          </table:table-cell>
          <table:table-cell table:style-name="ce1" office:value-type="string" calcext:value-type="string">
            <text:p>RBF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 table:style-name="ce1" office:value-type="string" calcext:value-type="string">
            <text:p>MLP(PRECISION)</text:p>
          </table:table-cell>
          <table:table-cell table:style-name="ce1" office:value-type="string" calcext:value-type="string">
            <text:p>MLP(RECALL)</text:p>
          </table:table-cell>
          <table:table-cell table:style-name="ce1" office:value-type="string" calcext:value-type="string">
            <text:p>MLP(F1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9321" calcext:value-type="percentage">
            <text:p>93,21%</text:p>
          </table:table-cell>
          <table:table-cell table:formula="of:=2*[.C2]*[.D2]/([.C2]+[.D2])" office:value-type="percentage" office:value="0.72178" calcext:value-type="percentage">
            <text:p>72,18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8747" calcext:value-type="percentage">
            <text:p>87,47%</text:p>
          </table:table-cell>
          <table:table-cell table:formula="of:=2*[.I2]*[.J2]/([.I2]+[.J2])" office:value-type="percentage" office:value="0.745660951131519" calcext:value-type="percentage">
            <text:p>74,57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984" calcext:value-type="percentage">
            <text:p>9,84%</text:p>
          </table:table-cell>
          <table:table-cell office:value-type="percentage" office:value="0.5882" calcext:value-type="percentage">
            <text:p>58,82%</text:p>
          </table:table-cell>
          <table:table-cell office:value-type="percentage" office:value="0.9387" calcext:value-type="percentage">
            <text:p>93,87%</text:p>
          </table:table-cell>
          <table:table-cell table:formula="of:=2*[.C3]*[.D3]/([.C3]+[.D3])" office:value-type="percentage" office:value="0.723221350448622" calcext:value-type="percentage">
            <text:p>72,32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6368" calcext:value-type="percentage">
            <text:p>63,68%</text:p>
          </table:table-cell>
          <table:table-cell office:value-type="percentage" office:value="0.8626" calcext:value-type="percentage">
            <text:p>86,26%</text:p>
          </table:table-cell>
          <table:table-cell table:formula="of:=2*[.I3]*[.J3]/([.I3]+[.J3])" office:value-type="percentage" office:value="0.732697985861011" calcext:value-type="percentage">
            <text:p>73,27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5893" calcext:value-type="percentage">
            <text:p>58,93%</text:p>
          </table:table-cell>
          <table:table-cell office:value-type="percentage" office:value="0.9398" calcext:value-type="percentage">
            <text:p>93,98%</text:p>
          </table:table-cell>
          <table:table-cell table:formula="of:=2*[.C4]*[.D4]/([.C4]+[.D4])" office:value-type="percentage" office:value="0.72437922961219" calcext:value-type="percentage">
            <text:p>72,44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6468" calcext:value-type="percentage">
            <text:p>64,68%</text:p>
          </table:table-cell>
          <table:table-cell office:value-type="percentage" office:value="0.8484" calcext:value-type="percentage">
            <text:p>84,84%</text:p>
          </table:table-cell>
          <table:table-cell table:formula="of:=2*[.I4]*[.J4]/([.I4]+[.J4])" office:value-type="percentage" office:value="0.734008988764045" calcext:value-type="percentage">
            <text:p>73,40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396" calcext:value-type="percentage">
            <text:p>93,96%</text:p>
          </table:table-cell>
          <table:table-cell table:formula="of:=2*[.C5]*[.D5]/([.C5]+[.D5])" office:value-type="percentage" office:value="0.723336999214454" calcext:value-type="percentage">
            <text:p>72,33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6453" calcext:value-type="percentage">
            <text:p>64,53%</text:p>
          </table:table-cell>
          <table:table-cell office:value-type="percentage" office:value="0.8695" calcext:value-type="percentage">
            <text:p>86,95%</text:p>
          </table:table-cell>
          <table:table-cell table:formula="of:=2*[.I5]*[.J5]/([.I5]+[.J5])" office:value-type="percentage" office:value="0.74080848956958" calcext:value-type="percentage">
            <text:p>74,08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1028" calcext:value-type="percentage">
            <text:p>10,28%</text:p>
          </table:table-cell>
          <table:table-cell office:value-type="percentage" office:value="0.5916" calcext:value-type="percentage">
            <text:p>59,16%</text:p>
          </table:table-cell>
          <table:table-cell office:value-type="percentage" office:value="0.9359" calcext:value-type="percentage">
            <text:p>93,59%</text:p>
          </table:table-cell>
          <table:table-cell table:formula="of:=2*[.C6]*[.D6]/([.C6]+[.D6])" office:value-type="percentage" office:value="0.724947220949264" calcext:value-type="percentage">
            <text:p>72,49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648" calcext:value-type="percentage">
            <text:p>64,80%</text:p>
          </table:table-cell>
          <table:table-cell office:value-type="percentage" office:value="0.8558" calcext:value-type="percentage">
            <text:p>85,58%</text:p>
          </table:table-cell>
          <table:table-cell table:formula="of:=2*[.I6]*[.J6]/([.I6]+[.J6])" office:value-type="percentage" office:value="0.737542758345525" calcext:value-type="percentage">
            <text:p>73,75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107" calcext:value-type="percentage">
            <text:p>11,07%</text:p>
          </table:table-cell>
          <table:table-cell office:value-type="percentage" office:value="0.5846" calcext:value-type="percentage">
            <text:p>58,46%</text:p>
          </table:table-cell>
          <table:table-cell office:value-type="percentage" office:value="0.9307" calcext:value-type="percentage">
            <text:p>93,07%</text:p>
          </table:table-cell>
          <table:table-cell table:formula="of:=2*[.C7]*[.D7]/([.C7]+[.D7])" office:value-type="percentage" office:value="0.718124754174091" calcext:value-type="percentage">
            <text:p>71,81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6581" calcext:value-type="percentage">
            <text:p>65,81%</text:p>
          </table:table-cell>
          <table:table-cell office:value-type="percentage" office:value="0.8666" calcext:value-type="percentage">
            <text:p>86,66%</text:p>
          </table:table-cell>
          <table:table-cell table:formula="of:=2*[.I7]*[.J7]/([.I7]+[.J7])" office:value-type="percentage" office:value="0.74809399881944" calcext:value-type="percentage">
            <text:p>74,81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5859" calcext:value-type="percentage">
            <text:p>58,59%</text:p>
          </table:table-cell>
          <table:table-cell office:value-type="percentage" office:value="0.9355" calcext:value-type="percentage">
            <text:p>93,55%</text:p>
          </table:table-cell>
          <table:table-cell table:formula="of:=2*[.C8]*[.D8]/([.C8]+[.D8])" office:value-type="percentage" office:value="0.720532995924806" calcext:value-type="percentage">
            <text:p>72,0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8658" calcext:value-type="percentage">
            <text:p>86,58%</text:p>
          </table:table-cell>
          <table:table-cell table:formula="of:=2*[.I8]*[.J8]/([.I8]+[.J8])" office:value-type="percentage" office:value="0.74110100422833" calcext:value-type="percentage">
            <text:p>74,11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5776" calcext:value-type="percentage">
            <text:p>57,76%</text:p>
          </table:table-cell>
          <table:table-cell office:value-type="percentage" office:value="0.9221" calcext:value-type="percentage">
            <text:p>92,21%</text:p>
          </table:table-cell>
          <table:table-cell table:formula="of:=2*[.C9]*[.D9]/([.C9]+[.D9])" office:value-type="percentage" office:value="0.71028200306728" calcext:value-type="percentage">
            <text:p>71,03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6505" calcext:value-type="percentage">
            <text:p>65,05%</text:p>
          </table:table-cell>
          <table:table-cell office:value-type="percentage" office:value="0.8489" calcext:value-type="percentage">
            <text:p>84,89%</text:p>
          </table:table-cell>
          <table:table-cell table:formula="of:=2*[.I9]*[.J9]/([.I9]+[.J9])" office:value-type="percentage" office:value="0.736573896225157" calcext:value-type="percentage">
            <text:p>73,66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135" calcext:value-type="percentage">
            <text:p>11,35%</text:p>
          </table:table-cell>
          <table:table-cell office:value-type="percentage" office:value="0.5819" calcext:value-type="percentage">
            <text:p>58,19%</text:p>
          </table:table-cell>
          <table:table-cell office:value-type="percentage" office:value="0.927" calcext:value-type="percentage">
            <text:p>92,70%</text:p>
          </table:table-cell>
          <table:table-cell table:formula="of:=2*[.C10]*[.D10]/([.C10]+[.D10])" office:value-type="percentage" office:value="0.714986148850156" calcext:value-type="percentage">
            <text:p>71,5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1001" calcext:value-type="percentage">
            <text:p>10,01%</text:p>
          </table:table-cell>
          <table:table-cell office:value-type="percentage" office:value="0.6604" calcext:value-type="percentage">
            <text:p>66,04%</text:p>
          </table:table-cell>
          <table:table-cell office:value-type="percentage" office:value="0.8623" calcext:value-type="percentage">
            <text:p>86,23%</text:p>
          </table:table-cell>
          <table:table-cell table:formula="of:=2*[.I10]*[.J10]/([.I10]+[.J10])" office:value-type="percentage" office:value="0.747964694293032" calcext:value-type="percentage">
            <text:p>74,80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9283" calcext:value-type="percentage">
            <text:p>92,83%</text:p>
          </table:table-cell>
          <table:table-cell table:formula="of:=2*[.C11]*[.D11]/([.C11]+[.D11])" office:value-type="percentage" office:value="0.710286877286332" calcext:value-type="percentage">
            <text:p>71,03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1282" calcext:value-type="percentage">
            <text:p>12,82%</text:p>
          </table:table-cell>
          <table:table-cell office:value-type="percentage" office:value="0.6432" calcext:value-type="percentage">
            <text:p>64,32%</text:p>
          </table:table-cell>
          <table:table-cell office:value-type="percentage" office:value="0.8479" calcext:value-type="percentage">
            <text:p>84,79%</text:p>
          </table:table-cell>
          <table:table-cell table:formula="of:=2*[.I11]*[.J11]/([.I11]+[.J11])" office:value-type="percentage" office:value="0.731499268996043" calcext:value-type="percentage">
            <text:p>73,15%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:.B11])" office:value-type="percentage" office:value="0.10783" calcext:value-type="percentage">
            <text:p>10,78%</text:p>
          </table:table-cell>
          <table:table-cell table:style-name="ce3" table:formula="of:=AVERAGE([.C2:.C11])" office:value-type="percentage" office:value="0.58512" calcext:value-type="percentage">
            <text:p>58,51%</text:p>
          </table:table-cell>
          <table:table-cell table:style-name="ce3" table:formula="of:=AVERAGE([.D2:.D11])" office:value-type="percentage" office:value="0.93297" calcext:value-type="percentage">
            <text:p>93,30%</text:p>
          </table:table-cell>
          <table:table-cell table:style-name="ce3" table:formula="of:=AVERAGE([.E2:.E11])" office:value-type="percentage" office:value="0.719187757952719" calcext:value-type="percentage">
            <text:p>71,92%</text:p>
          </table:table-cell>
          <table:table-cell table:style-name="ce3" table:number-columns-repeated="2"/>
          <table:table-cell table:style-name="ce3" table:formula="of:=AVERAGE([.H2:.H11])" office:value-type="percentage" office:value="0.10253" calcext:value-type="percentage">
            <text:p>10,25%</text:p>
          </table:table-cell>
          <table:table-cell table:style-name="ce3" table:formula="of:=AVERAGE([.I2:.I11])" office:value-type="percentage" office:value="0.64867" calcext:value-type="percentage">
            <text:p>64,87%</text:p>
          </table:table-cell>
          <table:table-cell table:style-name="ce3" table:formula="of:=AVERAGE([.J2:.J11])" office:value-type="percentage" office:value="0.86025" calcext:value-type="percentage">
            <text:p>86,03%</text:p>
          </table:table-cell>
          <table:table-cell table:style-name="ce3" table:formula="of:=AVERAGE([.K2:.K11])" office:value-type="percentage" office:value="0.739595203623368" calcext:value-type="percentage">
            <text:p>73,96%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 table:style-name="ce1" office:value-type="string" calcext:value-type="string">
            <text:p>GCLASS(PRECISION)</text:p>
          </table:table-cell>
          <table:table-cell table:style-name="ce1" office:value-type="string" calcext:value-type="string">
            <text:p>GCLASS(RECALL)</text:p>
          </table:table-cell>
          <table:table-cell table:style-name="ce1" office:value-type="string" calcext:value-type="string">
            <text:p>GCLASS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style-name="ce1" office:value-type="string" calcext:value-type="string">
            <text:p>NNC(PRE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NNC(F1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8941" calcext:value-type="percentage">
            <text:p>89,41%</text:p>
          </table:table-cell>
          <table:table-cell office:value-type="percentage" office:value="0.6539" calcext:value-type="percentage">
            <text:p>65,39%</text:p>
          </table:table-cell>
          <table:table-cell table:formula="of:=2*[.C15]*[.D15]/([.C15]+[.D15])" office:value-type="percentage" office:value="0.755364328165375" calcext:value-type="percentage">
            <text:p>75,54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0871" calcext:value-type="percentage">
            <text:p>8,71%</text:p>
          </table:table-cell>
          <table:table-cell office:value-type="percentage" office:value="0.6621" calcext:value-type="percentage">
            <text:p>66,21%</text:p>
          </table:table-cell>
          <table:table-cell office:value-type="percentage" office:value="0.8898" calcext:value-type="percentage">
            <text:p>88,98%</text:p>
          </table:table-cell>
          <table:table-cell table:formula="of:=2*[.I15]*[.J15]/([.I15]+[.J15])" office:value-type="percentage" office:value="0.759245544171661" calcext:value-type="percentage">
            <text:p>75,92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8812" calcext:value-type="percentage">
            <text:p>88,12%</text:p>
          </table:table-cell>
          <table:table-cell office:value-type="percentage" office:value="0.6635" calcext:value-type="percentage">
            <text:p>66,35%</text:p>
          </table:table-cell>
          <table:table-cell table:formula="of:=2*[.C16]*[.D16]/([.C16]+[.D16])" office:value-type="percentage" office:value="0.757009386935975" calcext:value-type="percentage">
            <text:p>75,70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9035" calcext:value-type="percentage">
            <text:p>90,35%</text:p>
          </table:table-cell>
          <table:table-cell table:formula="of:=2*[.I16]*[.J16]/([.I16]+[.J16])" office:value-type="percentage" office:value="0.756202226942138" calcext:value-type="percentage">
            <text:p>75,62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8586" calcext:value-type="percentage">
            <text:p>85,86%</text:p>
          </table:table-cell>
          <table:table-cell office:value-type="percentage" office:value="0.6503" calcext:value-type="percentage">
            <text:p>65,03%</text:p>
          </table:table-cell>
          <table:table-cell table:formula="of:=2*[.C17]*[.D17]/([.C17]+[.D17])" office:value-type="percentage" office:value="0.740072344091723" calcext:value-type="percentage">
            <text:p>74,0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8639" calcext:value-type="percentage">
            <text:p>86,39%</text:p>
          </table:table-cell>
          <table:table-cell table:formula="of:=2*[.I17]*[.J17]/([.I17]+[.J17])" office:value-type="percentage" office:value="0.738833976015371" calcext:value-type="percentage">
            <text:p>73,88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,72%</text:p>
          </table:table-cell>
          <table:table-cell office:value-type="percentage" office:value="0.876" calcext:value-type="percentage">
            <text:p>87,60%</text:p>
          </table:table-cell>
          <table:table-cell office:value-type="percentage" office:value="0.6659" calcext:value-type="percentage">
            <text:p>66,59%</text:p>
          </table:table-cell>
          <table:table-cell table:formula="of:=2*[.C18]*[.D18]/([.C18]+[.D18])" office:value-type="percentage" office:value="0.756635838900058" calcext:value-type="percentage">
            <text:p>75,66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662" calcext:value-type="percentage">
            <text:p>66,20%</text:p>
          </table:table-cell>
          <table:table-cell office:value-type="percentage" office:value="0.8882" calcext:value-type="percentage">
            <text:p>88,82%</text:p>
          </table:table-cell>
          <table:table-cell table:formula="of:=2*[.I18]*[.J18]/([.I18]+[.J18])" office:value-type="percentage" office:value="0.758596826215972" calcext:value-type="percentage">
            <text:p>75,86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8708" calcext:value-type="percentage">
            <text:p>87,08%</text:p>
          </table:table-cell>
          <table:table-cell office:value-type="percentage" office:value="0.6612" calcext:value-type="percentage">
            <text:p>66,12%</text:p>
          </table:table-cell>
          <table:table-cell table:formula="of:=2*[.C19]*[.D19]/([.C19]+[.D19])" office:value-type="percentage" office:value="0.75166182767624" calcext:value-type="percentage">
            <text:p>75,17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0919" calcext:value-type="percentage">
            <text:p>9,19%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8779" calcext:value-type="percentage">
            <text:p>87,79%</text:p>
          </table:table-cell>
          <table:table-cell table:formula="of:=2*[.I19]*[.J19]/([.I19]+[.J19])" office:value-type="percentage" office:value="0.75286108400026" calcext:value-type="percentage">
            <text:p>75,29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,91%</text:p>
          </table:table-cell>
          <table:table-cell office:value-type="percentage" office:value="0.8525" calcext:value-type="percentage">
            <text:p>85,25%</text:p>
          </table:table-cell>
          <table:table-cell office:value-type="percentage" office:value="0.6631" calcext:value-type="percentage">
            <text:p>66,31%</text:p>
          </table:table-cell>
          <table:table-cell table:formula="of:=2*[.C20]*[.D20]/([.C20]+[.D20])" office:value-type="percentage" office:value="0.745965624175244" calcext:value-type="percentage">
            <text:p>74,6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801" calcext:value-type="percentage">
            <text:p>88,01%</text:p>
          </table:table-cell>
          <table:table-cell table:formula="of:=2*[.I20]*[.J20]/([.I20]+[.J20])" office:value-type="percentage" office:value="0.76152025528623" calcext:value-type="percentage">
            <text:p>76,15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9031" calcext:value-type="percentage">
            <text:p>90,31%</text:p>
          </table:table-cell>
          <table:table-cell office:value-type="percentage" office:value="0.6506" calcext:value-type="percentage">
            <text:p>65,06%</text:p>
          </table:table-cell>
          <table:table-cell table:formula="of:=2*[.C21]*[.D21]/([.C21]+[.D21])" office:value-type="percentage" office:value="0.756332445130978" calcext:value-type="percentage">
            <text:p>75,63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6686" calcext:value-type="percentage">
            <text:p>66,86%</text:p>
          </table:table-cell>
          <table:table-cell office:value-type="percentage" office:value="0.8801" calcext:value-type="percentage">
            <text:p>88,01%</text:p>
          </table:table-cell>
          <table:table-cell table:formula="of:=2*[.I21]*[.J21]/([.I21]+[.J21])" office:value-type="percentage" office:value="0.759908129398851" calcext:value-type="percentage">
            <text:p>75,99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8868" calcext:value-type="percentage">
            <text:p>88,68%</text:p>
          </table:table-cell>
          <table:table-cell office:value-type="percentage" office:value="0.6302" calcext:value-type="percentage">
            <text:p>63,02%</text:p>
          </table:table-cell>
          <table:table-cell table:formula="of:=2*[.C22]*[.D22]/([.C22]+[.D22])" office:value-type="percentage" office:value="0.73679810151615" calcext:value-type="percentage">
            <text:p>73,68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643" calcext:value-type="percentage">
            <text:p>64,30%</text:p>
          </table:table-cell>
          <table:table-cell office:value-type="percentage" office:value="0.8508" calcext:value-type="percentage">
            <text:p>85,08%</text:p>
          </table:table-cell>
          <table:table-cell table:formula="of:=2*[.I22]*[.J22]/([.I22]+[.J22])" office:value-type="percentage" office:value="0.732446646137368" calcext:value-type="percentage">
            <text:p>73,24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8929" calcext:value-type="percentage">
            <text:p>89,29%</text:p>
          </table:table-cell>
          <table:table-cell office:value-type="percentage" office:value="0.6375" calcext:value-type="percentage">
            <text:p>63,75%</text:p>
          </table:table-cell>
          <table:table-cell table:formula="of:=2*[.C23]*[.D23]/([.C23]+[.D23])" office:value-type="percentage" office:value="0.743888852587559" calcext:value-type="percentage">
            <text:p>74,39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6819" calcext:value-type="percentage">
            <text:p>68,19%</text:p>
          </table:table-cell>
          <table:table-cell office:value-type="percentage" office:value="0.8597" calcext:value-type="percentage">
            <text:p>85,97%</text:p>
          </table:table-cell>
          <table:table-cell table:formula="of:=2*[.I23]*[.J23]/([.I23]+[.J23])" office:value-type="percentage" office:value="0.760546743642968" calcext:value-type="percentage">
            <text:p>76,05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8602" calcext:value-type="percentage">
            <text:p>86,02%</text:p>
          </table:table-cell>
          <table:table-cell office:value-type="percentage" office:value="0.6628" calcext:value-type="percentage">
            <text:p>66,28%</text:p>
          </table:table-cell>
          <table:table-cell table:formula="of:=2*[.C24]*[.D24]/([.C24]+[.D24])" office:value-type="percentage" office:value="0.748707235718976" calcext:value-type="percentage">
            <text:p>74,87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8711" calcext:value-type="percentage">
            <text:p>87,11%</text:p>
          </table:table-cell>
          <table:table-cell table:formula="of:=2*[.I24]*[.J24]/([.I24]+[.J24])" office:value-type="percentage" office:value="0.74329891397354" calcext:value-type="percentage">
            <text:p>74,33%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,59%</text:p>
          </table:table-cell>
          <table:table-cell table:style-name="ce3" table:formula="of:=AVERAGE([.C15:.C24])" office:value-type="percentage" office:value="0.87762" calcext:value-type="percentage">
            <text:p>87,76%</text:p>
          </table:table-cell>
          <table:table-cell table:style-name="ce3" table:formula="of:=AVERAGE([.D15:.D24])" office:value-type="percentage" office:value="0.6539" calcext:value-type="percentage">
            <text:p>65,39%</text:p>
          </table:table-cell>
          <table:table-cell table:style-name="ce3" table:formula="of:=AVERAGE([.E15:.E24])" office:value-type="percentage" office:value="0.749243598489828" calcext:value-type="percentage">
            <text:p>74,92%</text:p>
          </table:table-cell>
          <table:table-cell/>
          <table:table-cell table:style-name="ce3"/>
          <table:table-cell table:style-name="ce3" table:formula="of:=AVERAGE([.H15:.H24])" office:value-type="percentage" office:value="0.09479" calcext:value-type="percentage">
            <text:p>9,48%</text:p>
          </table:table-cell>
          <table:table-cell table:style-name="ce3" table:formula="of:=AVERAGE([.I15:.I24])" office:value-type="percentage" office:value="0.65915" calcext:value-type="percentage">
            <text:p>65,92%</text:p>
          </table:table-cell>
          <table:table-cell table:style-name="ce3" table:formula="of:=AVERAGE([.J15:.J24])" office:value-type="percentage" office:value="0.87651" calcext:value-type="percentage">
            <text:p>87,65%</text:p>
          </table:table-cell>
          <table:table-cell table:style-name="ce3" table:formula="of:=AVERAGE([.K15:.K24])" office:value-type="percentage" office:value="0.752346034578436" calcext:value-type="percentage">
            <text:p>75,23%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 table:style-name="ce1" office:value-type="string" calcext:value-type="string">
            <text:p>TRN(PRE)</text:p>
          </table:table-cell>
          <table:table-cell table:style-name="ce1" office:value-type="string" calcext:value-type="string">
            <text:p>TRN(RECALL)</text:p>
          </table:table-cell>
          <table:table-cell table:style-name="ce1" office:value-type="string" calcext:value-type="string">
            <text:p>TRN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style-name="ce1" office:value-type="string" calcext:value-type="string">
            <text:p>GAVG(PRE)</text:p>
          </table:table-cell>
          <table:table-cell table:style-name="ce1" office:value-type="string" calcext:value-type="string">
            <text:p>GAVG(RECALL)</text:p>
          </table:table-cell>
          <table:table-cell table:style-name="ce1" office:value-type="string" calcext:value-type="string">
            <text:p>GAVG(F1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8722" calcext:value-type="percentage">
            <text:p>87,22%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7564" calcext:value-type="percentage">
            <text:p>75,64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,79%</text:p>
          </table:table-cell>
          <table:table-cell office:value-type="percentage" office:value="0.857" calcext:value-type="percentage">
            <text:p>85,70%</text:p>
          </table:table-cell>
          <table:table-cell office:value-type="percentage" office:value="0.67" calcext:value-type="percentage">
            <text:p>67,00%</text:p>
          </table:table-cell>
          <table:table-cell office:value-type="percentage" office:value="0.752" calcext:value-type="percentage">
            <text:p>75,20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8444" calcext:value-type="percentage">
            <text:p>84,44%</text:p>
          </table:table-cell>
          <table:table-cell office:value-type="percentage" office:value="0.6539" calcext:value-type="percentage">
            <text:p>65,39%</text:p>
          </table:table-cell>
          <table:table-cell office:value-type="percentage" office:value="0.737" calcext:value-type="percentage">
            <text:p>73,70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,92%</text:p>
          </table:table-cell>
          <table:table-cell office:value-type="percentage" office:value="0.8675" calcext:value-type="percentage">
            <text:p>86,75%</text:p>
          </table:table-cell>
          <table:table-cell office:value-type="percentage" office:value="0.6608" calcext:value-type="percentage">
            <text:p>66,08%</text:p>
          </table:table-cell>
          <table:table-cell office:value-type="percentage" office:value="0.7502" calcext:value-type="percentage">
            <text:p>75,0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8357" calcext:value-type="percentage">
            <text:p>83,57%</text:p>
          </table:table-cell>
          <table:table-cell office:value-type="percentage" office:value="0.662" calcext:value-type="percentage">
            <text:p>66,20%</text:p>
          </table:table-cell>
          <table:table-cell office:value-type="percentage" office:value="0.7388" calcext:value-type="percentage">
            <text:p>73,88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,41%</text:p>
          </table:table-cell>
          <table:table-cell office:value-type="percentage" office:value="0.8471" calcext:value-type="percentage">
            <text:p>84,71%</text:p>
          </table:table-cell>
          <table:table-cell office:value-type="percentage" office:value="0.6399" calcext:value-type="percentage">
            <text:p>63,99%</text:p>
          </table:table-cell>
          <table:table-cell office:value-type="percentage" office:value="0.729" calcext:value-type="percentage">
            <text:p>72,90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8232" calcext:value-type="percentage">
            <text:p>82,32%</text:p>
          </table:table-cell>
          <table:table-cell office:value-type="percentage" office:value="0.6868" calcext:value-type="percentage">
            <text:p>68,68%</text:p>
          </table:table-cell>
          <table:table-cell office:value-type="percentage" office:value="0.7488" calcext:value-type="percentage">
            <text:p>74,88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 office:value-type="string" calcext:value-type="string">
            <text:p>χ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833" calcext:value-type="percentage">
            <text:p>83,30%</text:p>
          </table:table-cell>
          <table:table-cell office:value-type="percentage" office:value="0.6599" calcext:value-type="percentage">
            <text:p>65,99%</text:p>
          </table:table-cell>
          <table:table-cell office:value-type="percentage" office:value="0.7364" calcext:value-type="percentage">
            <text:p>73,64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,85%</text:p>
          </table:table-cell>
          <table:table-cell office:value-type="percentage" office:value="0.8617" calcext:value-type="percentage">
            <text:p>86,17%</text:p>
          </table:table-cell>
          <table:table-cell office:value-type="percentage" office:value="0.6681" calcext:value-type="percentage">
            <text:p>66,81%</text:p>
          </table:table-cell>
          <table:table-cell office:value-type="percentage" office:value="0.7527" calcext:value-type="percentage">
            <text:p>75,27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,18%</text:p>
          </table:table-cell>
          <table:table-cell office:value-type="percentage" office:value="0.8538" calcext:value-type="percentage">
            <text:p>85,38%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7473" calcext:value-type="percentage">
            <text:p>74,7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,72%</text:p>
          </table:table-cell>
          <table:table-cell table:style-name="ce3" table:formula="of:=AVERAGE([.C28:.C37])" office:value-type="percentage" office:value="0.84956" calcext:value-type="percentage">
            <text:p>84,96%</text:p>
          </table:table-cell>
          <table:table-cell table:style-name="ce3" table:formula="of:=AVERAGE([.D28:.D37])" office:value-type="percentage" office:value="0.66336" calcext:value-type="percentage">
            <text:p>66,34%</text:p>
          </table:table-cell>
          <table:table-cell table:style-name="ce3" table:formula="of:=AVERAGE([.E28:.E37])" office:value-type="percentage" office:value="0.74486" calcext:value-type="percentage">
            <text:p>74,49%</text:p>
          </table:table-cell>
          <table:table-cell/>
          <table:table-cell table:style-name="ce3"/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  <table:table-cell table:style-name="ce3" table:formula="of:=AVERAGE([.J28:.J37])" office:value-type="string" office:string-value="" calcext:value-type="error">
            <text:p>#DIV/0!</text:p>
          </table:table-cell>
          <table:table-cell table:style-name="ce3" table:formula="of:=AVERAGE([.K28:.K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5"/>
          <table:table-cell office:value-type="string" calcext:value-type="string">
            <text:p>FOLD_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5"/>
          <table:table-cell office:value-type="string" calcext:value-type="string">
            <text:p>FOLD_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5"/>
          <table:table-cell office:value-type="string" calcext:value-type="string">
            <text:p>FOLD_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5"/>
          <table:table-cell office:value-type="string" calcext:value-type="string">
            <text:p>FOLD_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5"/>
          <table:table-cell office:value-type="string" calcext:value-type="string">
            <text:p>FOLD_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5"/>
          <table:table-cell office:value-type="string" calcext:value-type="string">
            <text:p>FOLD_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5"/>
          <table:table-cell office:value-type="string" calcext:value-type="string">
            <text:p>FOLD_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5"/>
          <table:table-cell office:value-type="string" calcext:value-type="string">
            <text:p>FOLD_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5"/>
          <table:table-cell office:value-type="string" calcext:value-type="string">
            <text:p>FOLD_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5"/>
          <table:table-cell office:value-type="string" calcext:value-type="string">
            <text:p>FOLD_10</text:p>
          </table:table-cell>
          <table:table-cell table:number-columns-repeated="16377"/>
        </table:table-row>
        <table:table-row table:style-name="ro3">
          <table:table-cell table:style-name="ce3" table:number-columns-repeated="2"/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 table:style-name="ce3" table:formula="of:=AVERAGE([.E41:.E50])" office:value-type="string" office:string-value="" calcext:value-type="error">
            <text:p>#DIV/0!</text:p>
          </table:table-cell>
          <table:table-cell/>
          <table:table-cell table:style-name="ce3" table:number-columns-repeated="2"/>
          <table:table-cell table:style-name="ce3" table:formula="of:=AVERAGE([.I41:.I50])" office:value-type="string" office:string-value="" calcext:value-type="error">
            <text:p>#DIV/0!</text:p>
          </table:table-cell>
          <table:table-cell table:style-name="ce3" table:formula="of:=AVERAGE([.J41:.J50])" office:value-type="string" office:string-value="" calcext:value-type="error">
            <text:p>#DIV/0!</text:p>
          </table:table-cell>
          <table:table-cell table:style-name="ce3" table:formula="of:=AVERAGE([.K41:.K5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6" office:value-type="string" calcext:value-type="string">
            <text:p>Mixed: 0.50, 0.25, 0.25</text:p>
          </table:table-cell>
          <table:table-cell table:number-columns-repeated="5"/>
          <table:table-cell table:style-name="ce6" office:value-type="string" calcext:value-type="string">
            <text:p>Mixed: 0.80, 0.10, 0.1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5"/>
          <table:table-cell office:value-type="string" calcext:value-type="string">
            <text:p>FOLD_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5"/>
          <table:table-cell office:value-type="string" calcext:value-type="string">
            <text:p>FOLD_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5"/>
          <table:table-cell office:value-type="string" calcext:value-type="string">
            <text:p>FOLD_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5"/>
          <table:table-cell office:value-type="string" calcext:value-type="string">
            <text:p>FOLD_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5"/>
          <table:table-cell office:value-type="string" calcext:value-type="string">
            <text:p>FOLD_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5"/>
          <table:table-cell office:value-type="string" calcext:value-type="string">
            <text:p>FOLD_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5"/>
          <table:table-cell office:value-type="string" calcext:value-type="string">
            <text:p>FOLD_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5"/>
          <table:table-cell office:value-type="string" calcext:value-type="string">
            <text:p>FOLD_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5"/>
          <table:table-cell office:value-type="string" calcext:value-type="string">
            <text:p>FOLD_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5"/>
          <table:table-cell office:value-type="string" calcext:value-type="string">
            <text:p>FOLD_10</text:p>
          </table:table-cell>
          <table:table-cell table:number-columns-repeated="16377"/>
        </table:table-row>
        <table:table-row table:style-name="ro3">
          <table:table-cell table:style-name="ce3" table:number-columns-repeated="2"/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 table:style-name="ce3" table:formula="of:=AVERAGE([.E55:.E64])" office:value-type="string" office:string-value="" calcext:value-type="error">
            <text:p>#DIV/0!</text:p>
          </table:table-cell>
          <table:table-cell/>
          <table:table-cell table:style-name="ce3" table:number-columns-repeated="2"/>
          <table:table-cell table:style-name="ce3" table:formula="of:=AVERAGE([.I55:.I64])" office:value-type="string" office:string-value="" calcext:value-type="error">
            <text:p>#DIV/0!</text:p>
          </table:table-cell>
          <table:table-cell table:style-name="ce3" table:formula="of:=AVERAGE([.J55:.J64])" office:value-type="string" office:string-value="" calcext:value-type="error">
            <text:p>#DIV/0!</text:p>
          </table:table-cell>
          <table:table-cell table:style-name="ce3" table:formula="of:=AVERAGE([.K55:.K6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6" office:value-type="string" calcext:value-type="string">
            <text:p>Mixed: 0.90, 0.10, 0.00</text:p>
          </table:table-cell>
          <table:table-cell table:number-columns-repeated="5"/>
          <table:table-cell table:style-name="ce6" office:value-type="string" calcext:value-type="string">
            <text:p>Mixed: 0.80, 0.20, 0.0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table:number-columns-repeated="5"/>
          <table:table-cell table:number-columns-repeated="16379"/>
        </table:table-row>
        <table:table-row table:style-name="ro2" table:number-rows-repeated="10">
          <table:table-cell table:number-columns-repeated="16384"/>
        </table:table-row>
        <table:table-row table:style-name="ro3">
          <table:table-cell table:style-name="ce3" table:number-columns-repeated="5"/>
          <table:table-cell table:number-columns-repeated="16379"/>
        </table:table-row>
        <table:table-row table:style-name="ro2">
          <table:table-cell table:number-columns-repeated="2"/>
          <table:table-cell table:style-name="ce6"/>
          <table:table-cell table:number-columns-repeated="16381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1:37:20.09731068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09-15T21:08:10.364478589</dc:date>
    <meta:editing-duration>P2DT20H52M12S</meta:editing-duration>
    <meta:editing-cycles>141</meta:editing-cycles>
    <meta:generator>LibreOffice/25.2.3.2$Linux_X86_64 LibreOffice_project/520$Build-2</meta:generator>
    <meta:document-statistic meta:table-count="2" meta:cell-count="758" meta:object-count="0"/>
  </office:meta>
</office:document-meta>
</file>